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fo:text-align="justify"/>
    </style:style>
    <style:style style:name="T2" style:parent-style-name="DefaultParagraphFont" style:family="text">
      <style:text-properties fo:language="en" fo:country="US"/>
    </style:style>
    <style:style style:name="T3" style:parent-style-name="DefaultParagraphFont" style:family="text">
      <style:text-properties style:font-name="Times New Roman" fo:language="en" fo:country="US"/>
    </style:style>
    <style:style style:name="P4" style:parent-style-name="Normal" style:family="paragraph">
      <style:text-properties fo:language="en" fo:country="US"/>
    </style:style>
    <style:style style:name="T5" style:parent-style-name="DefaultParagraphFont" style:family="text">
      <style:text-properties style:font-name="Times New Roman" fo:language="en" fo:country="US"/>
    </style:style>
    <style:style style:name="T6" style:parent-style-name="DefaultParagraphFont" style:family="text">
      <style:text-properties style:font-name="Times New Roman"/>
    </style:style>
    <style:style style:name="T7" style:parent-style-name="DefaultParagraphFont" style:family="text">
      <style:text-properties style:font-name="Times New Roman" fo:language="en" fo:country="US"/>
    </style:style>
    <style:style style:name="T8" style:parent-style-name="DefaultParagraphFont" style:family="text">
      <style:text-properties style:font-name="Times New Roman"/>
    </style:style>
    <style:style style:name="P9" style:parent-style-name="Normal" style:family="paragraph">
      <style:text-properties style:font-name="Times New Roman" fo:language="en" fo:country="US"/>
    </style:style>
    <style:style style:name="P10" style:parent-style-name="ListParagraph" style:list-style-name="LFO1" style:family="paragraph"/>
    <style:style style:name="T11" style:parent-style-name="DefaultParagraphFont" style:family="text">
      <style:text-properties style:font-name="Times New Roman"/>
    </style:style>
    <style:style style:name="T12" style:parent-style-name="DefaultParagraphFont" style:family="text">
      <style:text-properties style:font-name="Times New Roman" fo:language="en" fo:country="US"/>
    </style:style>
    <style:style style:name="T13" style:parent-style-name="DefaultParagraphFont" style:family="text">
      <style:text-properties style:font-name="Times New Roman"/>
    </style:style>
    <style:style style:name="P14" style:parent-style-name="ListParagraph" style:list-style-name="LFO1" style:family="paragraph">
      <style:text-properties style:font-name="Times New Roman"/>
    </style:style>
    <style:style style:name="P15" style:parent-style-name="ListParagraph" style:list-style-name="LFO1" style:family="paragraph">
      <style:text-properties style:font-name="Times New Roman"/>
    </style:style>
    <style:style style:name="P16" style:parent-style-name="ListParagraph" style:list-style-name="LFO1" style:family="paragraph">
      <style:text-properties style:font-name="Times New Roman"/>
    </style:style>
    <style:style style:name="P17" style:parent-style-name="ListParagraph" style:list-style-name="LFO1" style:family="paragraph">
      <style:text-properties style:font-name="Times New Roman"/>
    </style:style>
    <style:style style:name="P18" style:parent-style-name="ListParagraph" style:list-style-name="LFO1" style:family="paragraph">
      <style:text-properties style:font-name="Times New Roman" fo:language="en" fo:country="US"/>
    </style:style>
    <style:style style:name="P19" style:parent-style-name="ListParagraph" style:list-style-name="LFO1" style:family="paragraph">
      <style:text-properties style:font-name="Times New Roman" fo:language="en" fo:country="US"/>
    </style:style>
    <style:style style:name="P20" style:parent-style-name="ListParagraph" style:list-style-name="LFO1" style:family="paragraph">
      <style:paragraph-properties fo:text-align="justify"/>
    </style:style>
    <style:style style:name="T21" style:parent-style-name="DefaultParagraphFont" style:family="text">
      <style:text-properties style:font-name="Times New Roman"/>
    </style:style>
  </office:automatic-styles>
  <office:body>
    <office:text text:use-soft-page-breaks="true">
      <text:h text:style-name="P1" text:outline-level="1"><text:span text:style-name="T2"><text:s text:c="24"/></text:span><text:span text:style-name="T3">Thermal Comfort in a Vehicle</text:span></text:h>
      <text:p text:style-name="P4"/>
      <text:p text:style-name="Normal"><text:span text:style-name="T5">A<text:s/></text:span><text:span text:style-name="T6">thermal comfort in vehicles is being examined using new methods. The “DressMAN 3.3” climate measurement manikin is used, which records the entire thermal exchange between a person and his surroundings.<text:s/></text:span><text:span text:style-name="T7">A</text:span><text:span text:style-name="T8"><text:s/>test subject study and evaluate the range in which the test subjects' total measured heat exchange with the environment lies under comfort conditions. The aim is to estimate whether there is a generally valid heat flow between people and the environment in the vehicle, where people rate the environment as comfortable.</text:span></text:p>
      <text:p text:style-name="P9">The Thesis has the following task<text:s/></text:p>
      <text:list text:style-name="LFO1" text:continue-numbering="true">
        <text:list-item>
          <text:p text:style-name="P10"><text:span text:style-name="T11">Describe the theories behind physical thermal manikin measurement technology. Discuss the advantages and disadvantages with manikin measurements of equivalent temperature</text:span><text:span text:style-name="T12"><text:s/>(With contact and without Contact Sensors)</text:span><text:span text:style-name="T13">.</text:span></text:p>
        </text:list-item>
        <text:list-item>
          <text:p text:style-name="P14"><text:s/>Provide new information about how to define and work with the concept of equivalent temperature.<text:s/></text:p>
        </text:list-item>
        <text:list-item>
          <text:p text:style-name="P15">Present new ideas on the use of thermal comfort diagrams showing local as well as whole body influences on humans.</text:p>
        </text:list-item>
        <text:list-item>
          <text:p text:style-name="P16"><text:s/>Discuss the development of these diagrams with the background of several studies with human subjects and the complete theories behind the comfort zone diagrams.<text:s/></text:p>
        </text:list-item>
        <text:list-item>
          <text:p text:style-name="P17">Show extensive research regarding considerations about these diagrams and how they can be further improved.</text:p>
        </text:list-item>
        <text:list-item>
          <text:p text:style-name="P18">Describe how the Acoustics can affect the thermal comfort (Acoustical Analysis).<text:s/></text:p>
        </text:list-item>
        <text:list-item>
          <text:p text:style-name="P19">Calculate the various Acoustical features such as Fast Fourier Transform, Loudness, one third octave etc.</text:p>
        </text:list-item>
        <text:list-item>
          <text:p text:style-name="P20"><text:span text:style-name="T21">Show how the use of a newly developed virtual manikin can be used to calculate comfort zone diagrams with CFD simulated data as input.</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HMED MUSTAFA</meta:initial-creator>
    <dc:creator>AHMED MUSTAFA</dc:creator>
    <meta:creation-date>2024-01-26T12:44:00Z</meta:creation-date>
    <dc:date>2024-01-26T12:46:00Z</dc:date>
    <meta:template xlink:href="Normal" xlink:type="simple"/>
    <meta:editing-cycles>4</meta:editing-cycles>
    <meta:editing-duration>PT0S</meta:editing-duration>
    <meta:document-statistic meta:page-count="1" meta:paragraph-count="3" meta:word-count="244" meta:character-count="1635" meta:row-count="11" meta:non-whitespace-character-count="1394"/>
  </office:meta>
</office:document-meta>
</file>